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TcpClient.connectAsync( TcpConnectionHandler &lt; P &gt;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ctorNettyTcpClient.stopSchedul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actorNettyTcpClient.reconnect( Integer attempt , ReconnectStrategy reconnectStrateg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TcpClient.connectAsync( TcpConnectionHandler &lt; P &gt; handler , ReconnectStrategy strateg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actorNettyTcpClient.shutdownAsync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actorNettyTcpClient.handleShuttingDownConnectFailure( TcpConnectionHandler &lt; P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TcpClient.ReactorNettyTcpClient( Function &lt; TcpClient , TcpClient &gt; clientConfigurer , ReactorNettyCodec &lt; P &gt;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ctorNettyTcpCli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TcpClient.ReactorNettyTcpClient( TcpClient tcpClient , ReactorNettyCodec &lt; P &gt;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ctorNettyHandler.ReactorNettyHandler( TcpConnectionHandler &lt; P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TcpClient.ReactorNettyTcpClient( String host , int port , ReactorNettyCodec &lt; P &gt;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actorNettyTcpClient.extendTcpClient( TcpClient tcpClient , TcpConnectionHandler &lt; P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MessageDecoder.decode( ChannelHandlerContext ctx , ByteBuf in , List &lt; Object &gt;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TcpClien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Handler.apply( NettyInbound inbound , NettyOutbound outbou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actorNettyTcpClient.set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MessageDecoder.StompMessageDecoder( ReactorNettyCodec &lt; P &gt;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